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P2" style:family="paragraph" style:parent-style-name="Text_20_body">
      <loext:graphic-properties draw:fill-hatch-name="hatch"/>
      <style:paragraph-properties fo:margin-top="0.101cm" fo:margin-bottom="0.101cm" style:contextual-spacing="false" fo:line-height="200%"/>
      <style:text-properties fo:font-size="14pt" officeooo:paragraph-rsid="001c3ee7" style:font-size-asian="14pt" style:font-size-complex="14pt"/>
    </style:style>
    <style:style style:name="P3" style:family="paragraph" style:parent-style-name="Text_20_body">
      <loext:graphic-properties draw:fill-hatch-name="hatch"/>
      <style:paragraph-properties fo:margin-top="0.101cm" fo:margin-bottom="0.499cm" style:contextual-spacing="false" fo:line-height="115%" fo:break-before="page"/>
      <style:text-properties fo:font-size="14pt" officeooo:rsid="002789f0" officeooo:paragraph-rsid="002789f0" style:font-size-asian="14pt" style:font-size-complex="14pt"/>
    </style:style>
    <style:style style:name="P4" style:family="paragraph" style:parent-style-name="Text_20_body">
      <loext:graphic-properties draw:fill-hatch-name="hatch"/>
      <style:paragraph-properties fo:margin-top="0.101cm" fo:margin-bottom="0.499cm" style:contextual-spacing="false" fo:line-height="115%"/>
      <style:text-properties fo:font-size="14pt" officeooo:rsid="002789f0" officeooo:paragraph-rsid="002cdea2" style:font-size-asian="14pt" style:font-size-complex="14pt"/>
    </style:style>
    <style:style style:name="P5" style:family="paragraph" style:parent-style-name="Text_20_body">
      <loext:graphic-properties draw:fill-hatch-name="hatch"/>
      <style:paragraph-properties fo:margin-top="0.101cm" fo:margin-bottom="0.499cm" style:contextual-spacing="false" fo:line-height="115%"/>
      <style:text-properties fo:font-size="14pt" officeooo:rsid="002789f0" officeooo:paragraph-rsid="0034912d" style:font-size-asian="14pt" style:font-size-complex="14pt"/>
    </style:style>
    <style:style style:name="P6" style:family="paragraph" style:parent-style-name="Text_20_body" style:list-style-name="L1">
      <loext:graphic-properties draw:fill-hatch-name="hatch"/>
      <style:paragraph-properties fo:margin-top="0cm" fo:margin-bottom="0.25cm" style:contextual-spacing="false" fo:line-height="100%"/>
      <style:text-properties fo:font-size="14pt" officeooo:rsid="0028d6ad" officeooo:paragraph-rsid="0028d6ad" style:font-size-asian="14pt" style:font-size-complex="14pt"/>
    </style:style>
    <style:style style:name="P7" style:family="paragraph" style:parent-style-name="Text_20_body">
      <loext:graphic-properties draw:fill-gradient-name="gradient" draw:fill-hatch-name="hatch"/>
      <style:paragraph-properties fo:margin-top="0.101cm" fo:margin-bottom="0.75cm" style:contextual-spacing="false" fo:line-height="200%"/>
      <style:text-properties fo:font-size="14pt" officeooo:paragraph-rsid="003dea23" style:font-size-asian="14pt" style:font-size-complex="14pt"/>
    </style:style>
    <style:style style:name="P8"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3dea23" style:font-size-asian="14pt" style:font-size-complex="14pt"/>
    </style:style>
    <style:style style:name="P9"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36d78e" style:font-size-asian="14pt" style:font-size-complex="14pt"/>
    </style:style>
    <style:style style:name="P10"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2fe488" style:font-size-asian="14pt" style:font-size-complex="14pt"/>
    </style:style>
    <style:style style:name="P11"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2bbd02" style:font-size-asian="14pt" style:font-size-complex="14pt"/>
    </style:style>
    <style:style style:name="P12"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1c3ee7" style:font-size-asian="14pt" style:font-size-complex="14pt"/>
    </style:style>
    <style:style style:name="P13" style:family="paragraph" style:parent-style-name="Text_20_body" style:list-style-name="L1">
      <loext:graphic-properties draw:fill-hatch-name="hatch"/>
      <style:paragraph-properties fo:margin-top="0cm" fo:margin-bottom="1cm" style:contextual-spacing="false" fo:line-height="100%"/>
      <style:text-properties fo:font-size="14pt" officeooo:rsid="003dea23" officeooo:paragraph-rsid="003dea23" style:font-size-asian="14pt" style:font-size-complex="14pt"/>
    </style:style>
    <style:style style:name="P14" style:family="paragraph" style:parent-style-name="Text_20_body" style:list-style-name="L1">
      <loext:graphic-properties draw:fill-gradient-name="Gradient_20_1" draw:fill-hatch-name="hatch"/>
      <style:paragraph-properties fo:margin-top="0cm" fo:margin-bottom="0.25cm" style:contextual-spacing="false" fo:line-height="100%"/>
      <style:text-properties fo:font-size="14pt" officeooo:rsid="003dea23" officeooo:paragraph-rsid="003dea23" style:font-size-asian="14pt" style:font-size-complex="14pt"/>
    </style:style>
    <style:style style:name="P15" style:family="paragraph" style:parent-style-name="Text_20_body">
      <loext:graphic-properties draw:fill-hatch-name="hatch"/>
      <style:paragraph-properties fo:margin-top="0.101cm" fo:margin-bottom="0.499cm" style:contextual-spacing="false" fo:line-height="115%"/>
      <style:text-properties fo:font-size="14pt" officeooo:rsid="0042820b" officeooo:paragraph-rsid="0042820b" style:font-size-asian="14pt" style:font-size-complex="14pt"/>
    </style:style>
    <style:style style:name="P16" style:family="paragraph" style:parent-style-name="Text_20_body" style:master-page-name="">
      <loext:graphic-properties draw:fill="none" draw:fill-hatch-name="hatch"/>
      <style:paragraph-properties fo:margin-left="2cm" fo:margin-right="0cm" fo:margin-top="0.101cm" fo:margin-bottom="0.499cm" style:contextual-spacing="false" fo:line-height="115%" fo:text-indent="-1cm" style:auto-text-indent="false" style:page-number="auto" fo:background-color="transparent"/>
      <style:text-properties fo:font-size="14pt" fo:font-style="italic" fo:font-weight="bold" officeooo:rsid="002789f0" officeooo:paragraph-rsid="003d67f1" style:font-size-asian="14pt" style:font-style-asian="italic" style:font-weight-asian="bold" style:font-size-complex="14pt" style:font-style-complex="italic" style:font-weight-complex="bold"/>
    </style:style>
    <style:style style:name="P17" style:family="paragraph" style:parent-style-name="Text_20_body">
      <loext:graphic-properties draw:fill="none" draw:fill-hatch-name="hatch"/>
      <style:paragraph-properties fo:margin-left="2cm" fo:margin-right="0cm" fo:margin-top="0.101cm" fo:margin-bottom="0.499cm" style:contextual-spacing="false" fo:line-height="115%" fo:text-indent="-1cm" style:auto-text-indent="false" fo:background-color="transparent"/>
      <style:text-properties fo:font-size="14pt" fo:font-style="italic" fo:font-weight="bold" officeooo:rsid="002789f0" officeooo:paragraph-rsid="003d67f1" style:font-size-asian="14pt" style:font-style-asian="italic" style:font-weight-asian="bold" style:font-size-complex="14pt" style:font-style-complex="italic" style:font-weight-complex="bold"/>
    </style:style>
    <style:style style:name="P18" style:family="paragraph" style:parent-style-name="Text_20_body">
      <loext:graphic-properties draw:fill-hatch-name="hatch"/>
      <style:paragraph-properties fo:margin-top="0.101cm" fo:margin-bottom="0.499cm" style:contextual-spacing="false" fo:line-height="115%" fo:break-before="page"/>
      <style:text-properties officeooo:paragraph-rsid="002e001c"/>
    </style:style>
    <style:style style:name="P19" style:family="paragraph" style:parent-style-name="Text_20_body">
      <loext:graphic-properties draw:fill-gradient-name="gradient" draw:fill-hatch-name="hatch"/>
      <style:paragraph-properties fo:margin-top="0cm" fo:margin-bottom="0.75cm" style:contextual-spacing="false" fo:line-height="200%"/>
      <style:text-properties officeooo:paragraph-rsid="002e001c"/>
    </style:style>
    <style:style style:name="P20" style:family="paragraph" style:parent-style-name="Text_20_body">
      <loext:graphic-properties draw:fill-hatch-name="hatch"/>
      <style:paragraph-properties fo:margin-top="0.101cm" fo:margin-bottom="0.499cm" style:contextual-spacing="false" fo:line-height="100%"/>
      <style:text-properties officeooo:paragraph-rsid="001c3ee7"/>
    </style:style>
    <style:style style:name="P21" style:family="paragraph" style:parent-style-name="Text_20_body" style:list-style-name="L3"/>
    <style:style style:name="T1" style:family="text">
      <style:text-properties officeooo:rsid="00382517"/>
    </style:style>
    <style:style style:name="T2" style:family="text">
      <style:text-properties officeooo:rsid="001c3ee7"/>
    </style:style>
    <style:style style:name="T3" style:family="text">
      <style:text-properties officeooo:rsid="0025b437"/>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3dea23" style:font-style-asian="italic" style:font-weight-asian="normal" style:font-style-complex="italic" style:font-weight-complex="normal"/>
    </style:style>
    <style:style style:name="T7" style:family="text">
      <style:text-properties fo:font-weight="bold" style:font-weight-asian="bold" style:font-weight-complex="bold"/>
    </style:style>
    <style:style style:name="T8" style:family="text">
      <style:text-properties fo:font-weight="bold" officeooo:rsid="0025b437" style:font-weight-asian="bold" style:font-weight-complex="bold"/>
    </style:style>
    <style:style style:name="T9" style:family="text">
      <style:text-properties fo:font-weight="bold" officeooo:rsid="002fe488" style:font-weight-asian="bold" style:font-weight-complex="bold"/>
    </style:style>
    <style:style style:name="T10" style:family="text">
      <style:text-properties officeooo:rsid="002c8a67"/>
    </style:style>
    <style:style style:name="T11" style:family="text">
      <style:text-properties officeooo:rsid="002cdea2"/>
    </style:style>
    <style:style style:name="T12" style:family="text">
      <style:text-properties officeooo:rsid="002d3666"/>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officeooo:rsid="0032b6a9"/>
    </style:style>
    <style:style style:name="T16" style:family="text">
      <style:text-properties officeooo:rsid="0035852a"/>
    </style:style>
    <style:style style:name="T17" style:family="text">
      <style:text-properties fo:font-weight="normal" style:font-weight-asian="normal" style:font-weight-complex="normal"/>
    </style:style>
    <style:style style:name="T18" style:family="text">
      <style:text-properties officeooo:rsid="003a90dc"/>
    </style:style>
    <style:style style:name="T19" style:family="text">
      <style:text-properties officeooo:rsid="003ad9c3"/>
    </style:style>
    <style:style style:name="T20" style:family="text">
      <style:text-properties officeooo:rsid="003d67f1"/>
    </style:style>
    <style:style style:name="T21" style:family="text">
      <style:text-properties officeooo:rsid="003dea23"/>
    </style:style>
    <style:style style:name="T22" style:family="text">
      <style:text-properties officeooo:rsid="003f303a"/>
    </style:style>
    <style:style style:name="T23" style:family="text">
      <style:text-properties officeooo:rsid="00411ad4"/>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officeooo:rsid="0042820b"/>
    </style:style>
    <style:style style:name="T26" style:family="text">
      <style:text-properties officeooo:rsid="002862eb"/>
    </style:style>
    <style:style style:name="T27" style:family="text">
      <style:text-properties officeooo:rsid="0043e5b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8">Call to Worship</text:span><text:span text:style-name="T3"> </text:span><text:span text:style-name="T20">Joshua 1:7-9</text:span><text:span text:style-name="T3">/ </text:span>Opening prayer (John A)</text:p>
      <text:p text:style-name="P20"><text:span text:style-name="T14">Announcements</text:span><text:span text:style-name="T13"> (John A)</text:span></text:p>
      <text:list xml:id="list2198231920" text:style-name="L1">
        <text:list-item>
          <text:p text:style-name="P6">Morning Tea and fellowship after the service</text:p>
        </text:list-item>
        <text:list-item>
          <text:p text:style-name="P14">Working Bee report</text:p>
        </text:list-item>
        <text:list-item>
          <text:p text:style-name="P13">Church lunch next week, <text:span text:style-name="T23">catered by the young people</text:span></text:p>
        </text:list-item>
      </text:list>
      <text:p text:style-name="P7"><text:span text:style-name="T7">Praise: </text:span><text:span text:style-name="Emphasis"><text:span text:style-name="T17">In Christ Alone</text:span></text:span></text:p>
      <text:p text:style-name="P7"><text:span text:style-name="Emphasis"><text:span text:style-name="T24">Mission Spot --</text:span></text:span><text:span text:style-name="Emphasis"><text:span text:style-name="T17"> Samuel and Dhruti Christian</text:span></text:span></text:p>
      <text:p text:style-name="P8"><text:span text:style-name="T7">Bible Reading:</text:span> Romans 5:1-11 (Pam)</text:p>
      <text:p text:style-name="P10"><text:span text:style-name="T7">Praise: </text:span><text:span text:style-name="T5">Great is Thy Faithfulnes</text:span><text:span text:style-name="T6">s</text:span></text:p>
      <text:p text:style-name="P9"><text:span text:style-name="T7">Sunday School:</text:span><text:span text:style-name="T17"> (Mook L)</text:span></text:p>
      <text:p text:style-name="P9"><text:span text:style-name="T7">Prayer for the church and the world:</text:span> (<text:span text:style-name="T22">John A</text:span>)</text:p>
      <text:p text:style-name="P9"><text:span text:style-name="T9">B</text:span><text:span text:style-name="T7">ible Reading:</text:span> 2 Kings 14 (Seng T)</text:p>
      <text:p text:style-name="P11"><text:span text:style-name="T7">Praise:</text:span> <text:span text:style-name="T4">God Moves in a mysterious way</text:span> (OFFERING)</text:p>
      <text:p text:style-name="P19"><text:span text:style-name="T14">Sermon:</text:span><text:span text:style-name="T13"> </text:span>“BEING GOOD LEARNERS” (Mook L)</text:p>
      <text:p text:style-name="P12"><text:span text:style-name="T7">Praise:</text:span> <text:span text:style-name="T4">All I have is Christ</text:span></text:p>
      <text:p text:style-name="P12"><text:span text:style-name="T7">Benediction</text:span> (<text:span text:style-name="T21">Mook</text:span>)</text:p>
      <text:p text:style-name="P3">Opening Prayer (<text:span text:style-name="T20">Joshua 1:7-9</text:span><text:span text:style-name="T10">)</text:span></text:p>
      <text:p text:style-name="P16">7 “Be strong and very courageous. Be careful to obey all the law my servant Moses gave you; do not turn from it to the right or to the left, that you may be successful wherever you go. </text:p>
      <text:p text:style-name="P17">8 Keep this Book of the Law always on your lips; meditate on it day and night, so that you may be careful to do everything written in it. Then you will be prosperous and successful. </text:p>
      <text:p text:style-name="P17">9 Have I not commanded you? Be strong and courageous. Do not be afraid; do not be discouraged, for the Lord your God will be with you wherever you go.”</text:p>
      <text:p text:style-name="P4"><text:span text:style-name="T18">Heavenly </text:span>Father<text:span text:style-name="T15">,</text:span> we thank You <text:span text:style-name="T11">that </text:span><text:span text:style-name="T25">You have promised to be with us, as You promised Joshua. We thank You that Jesus, when He walked this earth, also promised to never leave us or forsake us but to send the Holy Spirit to be with us as Comforter and Guide into all truth.</text:span></text:p>
      <text:p text:style-name="P5"><text:span text:style-name="T18">We thank You for preserving your Word through the generations, so that we have a sure foundation for our faith, and we t</text:span><text:span text:style-name="T25">oo may meditate upon it day and night, so that we may obey You fully in all we do.</text:span></text:p>
      <text:p text:style-name="P15"><text:span text:style-name="T27">W</text:span>e<text:span text:style-name="T27"> see</text:span> <text:span text:style-name="T27">about us </text:span>a world full of <text:span text:style-name="T27">giants</text:span> who oppose You and Your people. <text:span text:style-name="T27">So we </text:span>gather today to hear Your Word read and preached, to sing Your praises, to <text:span text:style-name="T19">encourage one another, </text:span><text:span text:style-name="T27">so</text:span> <text:span text:style-name="T27">that we can</text:span> face the days ahead trusting in You, strong and courageous, <text:span text:style-name="T27">because You are with us wherever we go.</text:span></text:p>
      <text:p text:style-name="P15"><text:span text:style-name="T19">I</text:span><text:span text:style-name="T16">n </text:span><text:span text:style-name="T19">Jesus Mighty</text:span><text:span text:style-name="T16"> Name we pray</text:span><text:span text:style-name="T26">, Amen.</text:span></text:p>
      <text:p text:style-name="P15">[Announcements]</text:p>
      <text:p text:style-name="P18">Call to Worship (Joshua 1:7-9) / Opening prayer (John A)<text:line-break/>Announcements (John A)<text:line-break/>Praise: <text:span text:style-name="Emphasis">In Christ Alone</text:span><text:line-break/>Mission Spot-- Samuel and Dhruti Christian<text:line-break/>Bible Reading: Romans 5:1-11 (Pam)<text:line-break/>Praise: <text:span text:style-name="Emphasis">Great is Thy Faithfulness</text:span><text:line-break/>Sunday School (Mook L)<text:line-break/>Prayer for the church and the world  (John A)<text:line-break/>Bible reading: 2 Kings 14 (Seng T)<text:line-break/>Praise: <text:span text:style-name="Emphasis">God Moves in a mysterious way</text:span> (OFFERING)<text:line-break/>Sermon: “BEING GOOD LEARNERS” (Mook L)<text:line-break/>Praise: <text:span text:style-name="Emphasis">All I have is Christ</text:span><text:line-break/>Benediction (Mook L)</text:p>
      <text:p text:style-name="Text_20_body">Sermon Outline<text:line-break/>“BEING GOOD LEARNERS”   (2 Kings 14)<text:line-break/>Introduction</text:p>
      <text:list xml:id="list2356835156" text:style-name="L3">
        <text:list-item>
          <text:p text:style-name="P21">Slow learning kings</text:p>
        </text:list-item>
        <text:list-item>
          <text:p text:style-name="P21">Half-hearted worship</text:p>
        </text:list-item>
        <text:list-item>
          <text:p text:style-name="P21">Folly of arrogance</text:p>
        </text:list-item>
        <text:list-item>
          <text:p text:style-name="P21">The wonder of faithfulness</text:p>
        </text:list-item>
      </text:list>
      <text:p text:style-name="Text_20_body">Conclus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3f303a"/>
    </style:style>
    <style:style style:name="MT2" style:family="text">
      <style:text-properties officeooo:rsid="00382517"/>
    </style:style>
    <style:style style:name="MT3" style:family="text">
      <style:text-properties officeooo:rsid="001c3ee7"/>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17th</text:span> <text:span text:style-name="MT2">March</text:span> 202<text:span text:style-name="MT3">4</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2:27:46.588100406</meta:creation-date>
    <dc:date>2024-03-16T21:04:12.453837890</dc:date>
    <meta:editing-duration>PT4H58M50S</meta:editing-duration>
    <meta:editing-cycles>34</meta:editing-cycles>
    <meta:generator>LibreOffice/7.3.7.2$Linux_X86_64 LibreOffice_project/30$Build-2</meta:generator>
    <meta:print-date>2024-02-03T21:06:33.278074986</meta:print-date>
    <meta:document-statistic meta:table-count="0" meta:image-count="0" meta:object-count="0" meta:page-count="3" meta:paragraph-count="33" meta:word-count="471" meta:character-count="2570" meta:non-whitespace-character-count="2134"/>
  </office:meta>
</office:document-meta>
</file>